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Literature Review (Deep Learning Models and Algorithms)</text:h>
      <text:p text:style-name="Text_20_body">In recent years, deep learning has emerged as a powerful approach for image classification tasks, particularly in the field of agriculture and livestock management. The following sections detail the neural network architectures and algorithms that will be utilized in this project, emphasizing their relevance to detecting livestock diseases.</text:p>
      <text:h text:style-name="Heading_20_4" text:outline-level="4">Neural Networks Overview</text:h>
      <text:p text:style-name="Text_20_body"><text:span text:style-name="Strong_20_Emphasis">Convolutional Neural Networks (CNNs)</text:span><text:line-break/>CNNs are a specialized class of deep learning algorithms designed for processing structured grid data, such as images. They operate by applying convolutional layers to extract spatial hierarchies of features from input images. The architecture typically consists of several layers, including:</text:p>
      <text:list xml:id="list2550155601" text:style-name="L1">
        <text:list-item>
          <text:p text:style-name="P1"><text:span text:style-name="Strong_20_Emphasis">Convolutional Layers</text:span>: These layers apply convolution operations using various filters to identify patterns, edges, and textures in the input images. They help the model learn to recognize specific features associated with different diseases, such as lesions or swelling.</text:p>
        </text:list-item>
        <text:list-item>
          <text:p text:style-name="P1"><text:span text:style-name="Strong_20_Emphasis">Pooling Layers</text:span>: After convolutional layers, pooling layers downsample the feature maps to reduce dimensionality and computational load while retaining the most critical information. Max pooling, for example, selects the maximum value from a set of values, preserving dominant features and promoting translational invariance.</text:p>
        </text:list-item>
        <text:list-item>
          <text:p text:style-name="P1"><text:span text:style-name="Strong_20_Emphasis">Fully Connected Layers</text:span>: These layers connect every neuron in one layer to every neuron in the next layer. They are typically placed at the end of the CNN architecture and are used to make the final classification decision based on the features extracted from previous layers.</text:p>
        </text:list-item>
      </text:list>
      <text:p text:style-name="Text_20_body"><text:span text:style-name="Strong_20_Emphasis">Transfer Learning</text:span><text:line-break/>Given the potential limitations in available labeled datasets specific to livestock diseases, transfer learning will be employed. This technique involves using a pre-trained model (such as VGG16, ResNet, or Inception) that has already learned a variety of features from a large dataset (like ImageNet). By fine-tuning this model on a smaller dataset of livestock images, the system can achieve high accuracy without requiring an extensive dataset. This is particularly useful in a resource-constrained environment like Zimbabwe, where obtaining large datasets may be challenging.</text:p>
      <text:h text:style-name="Heading_20_4" text:outline-level="4">Algorithms</text:h>
      <text:list xml:id="list3593551473" text:style-name="L2">
        <text:list-item>
          <text:p text:style-name="P2"><text:span text:style-name="Strong_20_Emphasis">Adam Optimizer</text:span>: This algorithm will be employed for training the CNN. Adam is an adaptive learning rate optimization algorithm that computes individual adaptive learning rates for different parameters, making it efficient for large datasets and high-dimensional spaces.</text:p>
        </text:list-item>
        <text:list-item>
          <text:p text:style-name="P2"><text:span text:style-name="Strong_20_Emphasis">Cross-Entropy Loss</text:span>: To measure the performance of the classification model, cross-entropy loss will be used. This loss function quantifies the difference between the predicted probabilities and the actual class labels, guiding the model to improve its accuracy over iterations.</text:p>
        </text:list-item>
      </text:list>
      <text:h text:style-name="Heading_20_4" text:outline-level="4"><text:soft-page-break/>Integration with the Problem</text:h>
      <text:p text:style-name="Text_20_body">The proposed deep learning model will be trained to recognize the visual symptoms of multiple livestock diseases, such as Foot and Mouth Disease, Anthrax, and Bovine Tuberculosis. Here’s how this approach addresses the problem:</text:p>
      <text:list xml:id="list3051860143" text:style-name="L3">
        <text:list-item>
          <text:p text:style-name="P3"><text:span text:style-name="Strong_20_Emphasis">Automated Image Analysis</text:span>: By continuously processing images captured by cameras or farmers’ mobile devices, the CNN can quickly analyze large volumes of data. This rapid analysis allows for real-time monitoring of livestock health, reducing the delay associated with human observation.</text:p>
        </text:list-item>
        <text:list-item>
          <text:p text:style-name="P3"><text:span text:style-name="Strong_20_Emphasis">Multi-Disease Detection</text:span>: The architecture will be designed to classify multiple diseases, allowing farmers to receive alerts for various conditions based on visible symptoms. This multi-class classification capability is crucial for comprehensive disease management.</text:p>
        </text:list-item>
        <text:list-item>
          <text:p text:style-name="P3"><text:span text:style-name="Strong_20_Emphasis">User-Friendly Alerts</text:span>: The mobile application will communicate detected diseases and suggested actions to farmers. By leveraging the model's outputs, the system will provide actionable insights, facilitating timely intervention that can prevent disease outbreaks.</text:p>
        </text:list-item>
        <text:list-item>
          <text:p text:style-name="P3"><text:span text:style-name="Strong_20_Emphasis">Adaptability</text:span>: With transfer learning, the model can adapt to local conditions and specific livestock breeds, enhancing its applicability across different farms and environments.</text:p>
        </text:list-item>
      </text:list>
      <text:p text:style-name="Text_20_body">By combining these advanced deep learning techniques with practical mobile solutions, this project aims to revolutionize disease detection in livestock farming, enabling proactive health management and improving overall productivity.</text:p>
      <text:p text:style-name="Horizontal_20_Lin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11:58:04.016329136</meta:creation-date>
    <dc:date>2024-10-04T11:58:40.558666686</dc:date>
    <meta:editing-duration>PT36S</meta:editing-duration>
    <meta:editing-cycles>1</meta:editing-cycles>
    <meta:document-statistic meta:table-count="0" meta:image-count="0" meta:object-count="0" meta:page-count="2" meta:paragraph-count="18" meta:word-count="597" meta:character-count="4261" meta:non-whitespace-character-count="3691"/>
    <meta:generator>LibreOffice/7.3.7.2$Linux_X86_64 LibreOffice_project/30$Build-2</meta:generator>
  </office:meta>
</office:document-meta>
</file>